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2cm"/>
    </style:style>
    <style:style style:name="co3" style:family="table-column">
      <style:table-column-properties fo:break-before="auto" style:column-width="6.668cm"/>
    </style:style>
    <style:style style:name="co4" style:family="table-column">
      <style:table-column-properties fo:break-before="auto" style:column-width="7.11cm"/>
    </style:style>
    <style:style style:name="co5" style:family="table-column">
      <style:table-column-properties fo:break-before="auto" style:column-width="5.3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35cm solid #000000" fo:border-right="none" fo:border-top="non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5cm solid #000000" fo:background-color="#c0c0c0" style:text-align-source="fix" style:repeat-content="false" fo:border-left="0.035cm solid #000000" fo:border-right="none" fo:border-top="non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/>
      <style:text-properties fo:color="#000000" style:text-outline="false" style:text-line-through-style="none" style:font-name="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5cm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2eaf1"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35cm solid #000000" fo:background-color="#d2eaf1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2eaf1"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35cm solid #808080" fo:background-color="#d2eaf1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0c0c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35cm solid #000000" fo:background-color="#c0c0c0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fo:background-color="#d2eaf1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0.035cm solid #000000" fo:border-top="0.035cm solid #000000"/>
    </style:style>
    <style:style style:name="ce32" style:family="table-cell" style:parent-style-name="Default">
      <style:table-cell-properties fo:border-bottom="none" fo:border-left="none" fo:border-right="0.035cm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#d2eaf1" style:text-align-source="fix" style:repeat-content="false" fo:border-left="none" fo:border-right="0.002cm solid #000000" fo:border-top="non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2cm solid #000000" fo:background-color="#d2eaf1" style:text-align-source="fix" style:repeat-content="false" fo:border-left="none" fo:border-right="0.002cm solid #000000" fo:border-top="non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/>
      <style:text-properties fo:color="#000000" style:text-outline="false" style:text-line-through-styl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 fo:language="es" fo:country="ES" fo:font-weight="bold" style:font-size-asian="10pt" style:font-weight-asian="bold" style:font-size-complex="5.69999980926514pt" style:font-weight-complex="bold"/>
    </style:style>
    <style:style style:name="T2" style:family="text">
      <style:text-properties fo:color="#000000" style:font-name="Liberation mono" fo:font-size="10pt" fo:language="es" fo:country="ES" fo:font-weight="bold" style:font-name-asian="Courier New" style:font-size-asian="12pt" style:font-size-complex="6.80000019073486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/>
          <table:table-cell table:style-name="ce13" office:value-type="string" table:number-columns-spanned="2" table:number-rows-spanned="1">
            <text:p>ATCGRID</text:p>
          </table:table-cell>
          <table:covered-table-cell table:style-name="ce26"/>
          <table:table-cell table:style-name="ce31"/>
          <table:table-cell>
            <draw:frame table:end-cell-address="Hoja1.M19" table:end-x="0.718cm" table:end-y="0.416cm" draw:z-index="1" draw:style-name="gr1" draw:text-style-name="P1" svg:width="16.012cm" svg:height="8.99cm" svg:x="0.513cm" svg:y="0.052cm">
              <draw:object draw:notify-on-update-of-ranges="Hoja1.B4:Hoja1.B16 Hoja1.C3:Hoja1.C3 Hoja1.C4:Hoja1.C16 Hoja1.B4:Hoja1.B16 Hoja1.D3:Hoja1.D3 Hoja1.D4:Hoja1.D16 Hoja1.B4:Hoja1.B16 Hoja1.E3:Hoja1.E3 Hoja1.E4:Hoja1.E16 Hoja1.B4:Hoja1.B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32"/>
          <table:table-cell/>
        </table:table-row>
        <table:table-row table:style-name="ro2">
          <table:table-cell/>
          <table:table-cell table:style-name="ce3" office:value-type="string">
            <text:p>Nº de Componentes</text:p>
          </table:table-cell>
          <table:table-cell table:style-name="ce14" office:value-type="string">
            <text:p>T. secuencial vect. Globales</text:p>
            <text:p>1 thread/core</text:p>
          </table:table-cell>
          <table:table-cell table:style-name="ce27" office:value-type="string">
            <text:p><text:span text:style-name="T1">T. paralelo (versión </text:span><text:span text:style-name="T2">for</text:span><text:span text:style-name="T1">)</text:span></text:p>
            <text:p>12 threads/cores</text:p>
          </table:table-cell>
          <table:table-cell table:style-name="ce33" office:value-type="string">
            <text:p><text:span text:style-name="T1">T. paralelo (versión </text:span><text:span text:style-name="T2">sections)</text:span></text:p>
            <text:p>12 threads/cores</text:p>
          </table:table-cell>
          <table:table-cell/>
        </table:table-row>
        <table:table-row table:style-name="ro3">
          <table:table-cell/>
          <table:table-cell table:style-name="ce4" office:value-type="float" office:value="16384">
            <text:p>16384</text:p>
          </table:table-cell>
          <table:table-cell table:style-name="ce15" office:value-type="float" office:value="0.000082145">
            <text:p>0,000082145</text:p>
          </table:table-cell>
          <table:table-cell table:style-name="ce15" office:value-type="float" office:value="0.003852291">
            <text:p>0,003852291</text:p>
          </table:table-cell>
          <table:table-cell table:style-name="ce34" office:value-type="float" office:value="0.000427592">
            <text:p>0,000427592</text:p>
          </table:table-cell>
          <table:table-cell/>
        </table:table-row>
        <table:table-row table:style-name="ro3">
          <table:table-cell/>
          <table:table-cell table:style-name="ce5" office:value-type="float" office:value="32768">
            <text:p>32768</text:p>
          </table:table-cell>
          <table:table-cell table:style-name="ce16" office:value-type="float" office:value="0.000216143">
            <text:p>0,000216143</text:p>
          </table:table-cell>
          <table:table-cell table:style-name="ce16" office:value-type="float" office:value="0.004282184">
            <text:p>0,004282184</text:p>
          </table:table-cell>
          <table:table-cell table:style-name="ce35" office:value-type="float" office:value="0.000678245">
            <text:p>0,000678245</text:p>
          </table:table-cell>
          <table:table-cell/>
        </table:table-row>
        <table:table-row table:style-name="ro3">
          <table:table-cell/>
          <table:table-cell table:style-name="ce4" office:value-type="float" office:value="65536">
            <text:p>65536</text:p>
          </table:table-cell>
          <table:table-cell table:style-name="ce15" office:value-type="float" office:value="0.000343706">
            <text:p>0,000343706</text:p>
          </table:table-cell>
          <table:table-cell table:style-name="ce15" office:value-type="float" office:value="0.004484751">
            <text:p>0,004484751</text:p>
          </table:table-cell>
          <table:table-cell table:style-name="ce34" office:value-type="float" office:value="0.002656266">
            <text:p>0,002656266</text:p>
          </table:table-cell>
          <table:table-cell/>
        </table:table-row>
        <table:table-row table:style-name="ro3">
          <table:table-cell/>
          <table:table-cell table:style-name="ce6" office:value-type="float" office:value="131072">
            <text:p>131072</text:p>
          </table:table-cell>
          <table:table-cell table:style-name="ce17" office:value-type="float" office:value="0.000837749">
            <text:p>0,000837749</text:p>
          </table:table-cell>
          <table:table-cell table:style-name="ce16" office:value-type="float" office:value="0.004447266">
            <text:p>0,004447266</text:p>
          </table:table-cell>
          <table:table-cell table:style-name="ce35" office:value-type="float" office:value="0.002799995">
            <text:p>0,002799995</text:p>
          </table:table-cell>
          <table:table-cell/>
        </table:table-row>
        <table:table-row table:style-name="ro3">
          <table:table-cell/>
          <table:table-cell table:style-name="ce4" office:value-type="float" office:value="262144">
            <text:p>262144</text:p>
          </table:table-cell>
          <table:table-cell table:style-name="ce15" office:value-type="float" office:value="0.001681404">
            <text:p>0,001681404</text:p>
          </table:table-cell>
          <table:table-cell table:style-name="ce15" office:value-type="float" office:value="0.006425226">
            <text:p>0,006425226</text:p>
          </table:table-cell>
          <table:table-cell table:style-name="ce34" office:value-type="float" office:value="0.004147946">
            <text:p>0,004147946</text:p>
          </table:table-cell>
          <table:table-cell/>
        </table:table-row>
        <table:table-row table:style-name="ro3">
          <table:table-cell/>
          <table:table-cell table:style-name="ce6" office:value-type="float" office:value="524288">
            <text:p>524288</text:p>
          </table:table-cell>
          <table:table-cell table:style-name="ce17" office:value-type="float" office:value="0.002668151">
            <text:p>0,002668151</text:p>
          </table:table-cell>
          <table:table-cell table:style-name="ce16" office:value-type="float" office:value="0.004745692">
            <text:p>0,004745692</text:p>
          </table:table-cell>
          <table:table-cell table:style-name="ce35" office:value-type="float" office:value="0.008422083">
            <text:p>0,008422083</text:p>
          </table:table-cell>
          <table:table-cell/>
        </table:table-row>
        <table:table-row table:style-name="ro3">
          <table:table-cell/>
          <table:table-cell table:style-name="ce4" office:value-type="float" office:value="1048576">
            <text:p>1048576</text:p>
          </table:table-cell>
          <table:table-cell table:style-name="ce15" office:value-type="float" office:value="0.005886096">
            <text:p>0,005886096</text:p>
          </table:table-cell>
          <table:table-cell table:style-name="ce15" office:value-type="float" office:value="0.004992273">
            <text:p>0,004992273</text:p>
          </table:table-cell>
          <table:table-cell table:style-name="ce34" office:value-type="float" office:value="0.012987511">
            <text:p>0,012987511</text:p>
          </table:table-cell>
          <table:table-cell/>
        </table:table-row>
        <table:table-row table:style-name="ro3">
          <table:table-cell/>
          <table:table-cell table:style-name="ce6" office:value-type="float" office:value="2097152">
            <text:p>2097152</text:p>
          </table:table-cell>
          <table:table-cell table:style-name="ce17" office:value-type="float" office:value="0.011046379">
            <text:p>0,011046379</text:p>
          </table:table-cell>
          <table:table-cell table:style-name="ce16" office:value-type="float" office:value="0.006277094">
            <text:p>0,006277094</text:p>
          </table:table-cell>
          <table:table-cell table:style-name="ce35" office:value-type="float" office:value="0.031282829">
            <text:p>0,031282829</text:p>
          </table:table-cell>
          <table:table-cell/>
        </table:table-row>
        <table:table-row table:style-name="ro3">
          <table:table-cell/>
          <table:table-cell table:style-name="ce4" office:value-type="float" office:value="4194304">
            <text:p>4194304</text:p>
          </table:table-cell>
          <table:table-cell table:style-name="ce15" office:value-type="float" office:value="0.024098284">
            <text:p>0,024098284</text:p>
          </table:table-cell>
          <table:table-cell table:style-name="ce15" office:value-type="float" office:value="0.010185304">
            <text:p>0,010185304</text:p>
          </table:table-cell>
          <table:table-cell table:style-name="ce34" office:value-type="float" office:value="0.048830401">
            <text:p>0,048830401</text:p>
          </table:table-cell>
          <table:table-cell/>
        </table:table-row>
        <table:table-row table:style-name="ro3">
          <table:table-cell/>
          <table:table-cell table:style-name="ce6" office:value-type="float" office:value="8388608">
            <text:p>8388608</text:p>
          </table:table-cell>
          <table:table-cell table:style-name="ce17" office:value-type="float" office:value="0.046148912">
            <text:p>0,046148912</text:p>
          </table:table-cell>
          <table:table-cell table:style-name="ce16" office:value-type="float" office:value="0.013386141">
            <text:p>0,013386141</text:p>
          </table:table-cell>
          <table:table-cell table:style-name="ce35" office:value-type="float" office:value="0.094306388">
            <text:p>0,094306388</text:p>
          </table:table-cell>
          <table:table-cell/>
        </table:table-row>
        <table:table-row table:style-name="ro3">
          <table:table-cell/>
          <table:table-cell table:style-name="ce4" office:value-type="float" office:value="16777216">
            <text:p>16777216</text:p>
          </table:table-cell>
          <table:table-cell table:style-name="ce15" office:value-type="float" office:value="0.087200568">
            <text:p>0,087200568</text:p>
          </table:table-cell>
          <table:table-cell table:style-name="ce15" office:value-type="float" office:value="0.021371388">
            <text:p>0,021371388</text:p>
          </table:table-cell>
          <table:table-cell table:style-name="ce34" office:value-type="float" office:value="0.169097663">
            <text:p>0,169097663</text:p>
          </table:table-cell>
          <table:table-cell/>
        </table:table-row>
        <table:table-row table:style-name="ro3">
          <table:table-cell/>
          <table:table-cell table:style-name="ce6" office:value-type="float" office:value="33554432">
            <text:p>33554432</text:p>
          </table:table-cell>
          <table:table-cell table:style-name="ce17" office:value-type="float" office:value="0.172027762">
            <text:p>0,172027762</text:p>
          </table:table-cell>
          <table:table-cell table:style-name="ce16" office:value-type="float" office:value="0.044158599">
            <text:p>0,044158599</text:p>
          </table:table-cell>
          <table:table-cell table:style-name="ce35" office:value-type="float" office:value="0.380108895">
            <text:p>0,380108895</text:p>
          </table:table-cell>
          <table:table-cell/>
        </table:table-row>
        <table:table-row table:style-name="ro3">
          <table:table-cell/>
          <table:table-cell table:style-name="ce7" office:value-type="float" office:value="67108864">
            <text:p>67108864</text:p>
          </table:table-cell>
          <table:table-cell table:style-name="ce18" office:value-type="float" office:value="0.175857023">
            <text:p>0,175857023</text:p>
          </table:table-cell>
          <table:table-cell table:style-name="ce28" office:value-type="float" office:value="0.04409893">
            <text:p>0,04409893</text:p>
          </table:table-cell>
          <table:table-cell table:style-name="ce36" office:value-type="float" office:value="0.370404025">
            <text:p>0,370404025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/>
          <table:table-cell table:style-name="ce13" office:value-type="string" table:number-columns-spanned="2" table:number-rows-spanned="1">
            <text:p>PC LOCAL</text:p>
          </table:table-cell>
          <table:covered-table-cell table:style-name="ce26"/>
          <table:table-cell table:style-name="ce31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ce32"/>
          <table:table-cell>
            <draw:frame table:end-cell-address="Hoja1.M39" table:end-x="0.742cm" table:end-y="0.364cm" draw:z-index="0" draw:style-name="gr1" draw:text-style-name="P1" svg:width="16.011cm" svg:height="8.99cm" svg:x="0.538cm" svg:y="0cm">
              <draw:object draw:notify-on-update-of-ranges="Hoja1.B23:Hoja1.B35 Hoja1.C22:Hoja1.C22 Hoja1.C23:Hoja1.C35 Hoja1.B23:Hoja1.B35 Hoja1.D22:Hoja1.D22 Hoja1.D23:Hoja1.D35 Hoja1.B23:Hoja1.B35 Hoja1.E22:Hoja1.E22 Hoja1.E23:Hoja1.E35 Hoja1.B23:Hoja1.B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table:style-name="ce8" office:value-type="string">
            <text:p>Nº de Componentes</text:p>
          </table:table-cell>
          <table:table-cell table:style-name="ce19" office:value-type="string">
            <text:p>T. secuencial vect. Globales</text:p>
            <text:p>1 thread/core</text:p>
          </table:table-cell>
          <table:table-cell table:style-name="ce29" office:value-type="string">
            <text:p><text:span text:style-name="T1">T. paralelo (versión </text:span><text:span text:style-name="T2">for</text:span><text:span text:style-name="T1">)</text:span></text:p>
            <text:p>2 threads/cores</text:p>
          </table:table-cell>
          <table:table-cell table:style-name="ce37" office:value-type="string">
            <text:p><text:span text:style-name="T1">T. paralelo (versión </text:span><text:span text:style-name="T2">sections)</text:span></text:p>
            <text:p>2 threads/cores</text:p>
          </table:table-cell>
          <table:table-cell/>
        </table:table-row>
        <table:table-row table:style-name="ro3">
          <table:table-cell/>
          <table:table-cell table:style-name="ce4" office:value-type="float" office:value="16384">
            <text:p>16384</text:p>
          </table:table-cell>
          <table:table-cell table:style-name="ce15" office:value-type="float" office:value="0.000142">
            <text:p>0,000142</text:p>
          </table:table-cell>
          <table:table-cell table:style-name="ce15" office:value-type="float" office:value="0.000103">
            <text:p>0,000103</text:p>
          </table:table-cell>
          <table:table-cell table:style-name="ce34" office:value-type="float" office:value="0.000193">
            <text:p>0,000193</text:p>
          </table:table-cell>
          <table:table-cell/>
        </table:table-row>
        <table:table-row table:style-name="ro3">
          <table:table-cell/>
          <table:table-cell table:style-name="ce5" office:value-type="float" office:value="32768">
            <text:p>32768</text:p>
          </table:table-cell>
          <table:table-cell table:style-name="ce16" office:value-type="float" office:value="0.000252">
            <text:p>0,000252</text:p>
          </table:table-cell>
          <table:table-cell table:style-name="ce16" office:value-type="float" office:value="0.000155">
            <text:p>0,000155</text:p>
          </table:table-cell>
          <table:table-cell table:style-name="ce35" office:value-type="float" office:value="0.000427">
            <text:p>0,000427</text:p>
          </table:table-cell>
          <table:table-cell/>
        </table:table-row>
        <table:table-row table:style-name="ro3">
          <table:table-cell/>
          <table:table-cell table:style-name="ce4" office:value-type="float" office:value="65536">
            <text:p>65536</text:p>
          </table:table-cell>
          <table:table-cell table:style-name="ce20" office:value-type="float" office:value="0.000341">
            <text:p>0,000341</text:p>
          </table:table-cell>
          <table:table-cell table:style-name="ce15" office:value-type="float" office:value="0.000271">
            <text:p>0,000271</text:p>
          </table:table-cell>
          <table:table-cell table:style-name="ce34" office:value-type="float" office:value="0.000787">
            <text:p>0,000787</text:p>
          </table:table-cell>
          <table:table-cell/>
        </table:table-row>
        <table:table-row table:style-name="ro3">
          <table:table-cell/>
          <table:table-cell table:style-name="ce6" office:value-type="float" office:value="131072">
            <text:p>131072</text:p>
          </table:table-cell>
          <table:table-cell table:style-name="ce21" office:value-type="float" office:value="0.000729">
            <text:p>0,000729</text:p>
          </table:table-cell>
          <table:table-cell table:style-name="ce16" office:value-type="float" office:value="0.000458">
            <text:p>0,000458</text:p>
          </table:table-cell>
          <table:table-cell table:style-name="ce35" office:value-type="float" office:value="0.001542">
            <text:p>0,001542</text:p>
          </table:table-cell>
          <table:table-cell/>
        </table:table-row>
        <table:table-row table:style-name="ro3">
          <table:table-cell/>
          <table:table-cell table:style-name="ce4" office:value-type="float" office:value="262144">
            <text:p>262144</text:p>
          </table:table-cell>
          <table:table-cell table:style-name="ce20" office:value-type="float" office:value="0.001382">
            <text:p>0,001382</text:p>
          </table:table-cell>
          <table:table-cell table:style-name="ce15" office:value-type="float" office:value="0.001081">
            <text:p>0,001081</text:p>
          </table:table-cell>
          <table:table-cell table:style-name="ce34" office:value-type="float" office:value="0.003117">
            <text:p>0,003117</text:p>
          </table:table-cell>
          <table:table-cell/>
        </table:table-row>
        <table:table-row table:style-name="ro3">
          <table:table-cell/>
          <table:table-cell table:style-name="ce6" office:value-type="float" office:value="524288">
            <text:p>524288</text:p>
          </table:table-cell>
          <table:table-cell table:style-name="ce21" office:value-type="float" office:value="0.002486">
            <text:p>0,002486</text:p>
          </table:table-cell>
          <table:table-cell table:style-name="ce16" office:value-type="float" office:value="0.001683">
            <text:p>0,001683</text:p>
          </table:table-cell>
          <table:table-cell table:style-name="ce35" office:value-type="float" office:value="0.005681">
            <text:p>0,005681</text:p>
          </table:table-cell>
          <table:table-cell/>
        </table:table-row>
        <table:table-row table:style-name="ro3">
          <table:table-cell/>
          <table:table-cell table:style-name="ce4" office:value-type="float" office:value="1048576">
            <text:p>1048576</text:p>
          </table:table-cell>
          <table:table-cell table:style-name="ce20" office:value-type="float" office:value="0.00461">
            <text:p>0,00461</text:p>
          </table:table-cell>
          <table:table-cell table:style-name="ce15" office:value-type="float" office:value="0.003057">
            <text:p>0,003057</text:p>
          </table:table-cell>
          <table:table-cell table:style-name="ce34" office:value-type="float" office:value="0.011567">
            <text:p>0,011567</text:p>
          </table:table-cell>
          <table:table-cell/>
        </table:table-row>
        <table:table-row table:style-name="ro3">
          <table:table-cell/>
          <table:table-cell table:style-name="ce6" office:value-type="float" office:value="2097152">
            <text:p>2097152</text:p>
          </table:table-cell>
          <table:table-cell table:style-name="ce21" office:value-type="float" office:value="0.008394">
            <text:p>0,008394</text:p>
          </table:table-cell>
          <table:table-cell table:style-name="ce16" office:value-type="float" office:value="0.006182">
            <text:p>0,006182</text:p>
          </table:table-cell>
          <table:table-cell table:style-name="ce35" office:value-type="float" office:value="0.024186">
            <text:p>0,024186</text:p>
          </table:table-cell>
          <table:table-cell/>
        </table:table-row>
        <table:table-row table:style-name="ro3">
          <table:table-cell/>
          <table:table-cell table:style-name="ce4" office:value-type="float" office:value="4194304">
            <text:p>4194304</text:p>
          </table:table-cell>
          <table:table-cell table:style-name="ce20" office:value-type="float" office:value="0.020582">
            <text:p>0,020582</text:p>
          </table:table-cell>
          <table:table-cell table:style-name="ce15" office:value-type="float" office:value="0.01308">
            <text:p>0,01308</text:p>
          </table:table-cell>
          <table:table-cell table:style-name="ce34" office:value-type="float" office:value="0.041935">
            <text:p>0,041935</text:p>
          </table:table-cell>
          <table:table-cell/>
        </table:table-row>
        <table:table-row table:style-name="ro3">
          <table:table-cell/>
          <table:table-cell table:style-name="ce6" office:value-type="float" office:value="8388608">
            <text:p>8388608</text:p>
          </table:table-cell>
          <table:table-cell table:style-name="ce21" office:value-type="float" office:value="0.033785">
            <text:p>0,033785</text:p>
          </table:table-cell>
          <table:table-cell table:style-name="ce16" office:value-type="float" office:value="0.025108">
            <text:p>0,025108</text:p>
          </table:table-cell>
          <table:table-cell table:style-name="ce35" office:value-type="float" office:value="0.081782">
            <text:p>0,081782</text:p>
          </table:table-cell>
          <table:table-cell/>
        </table:table-row>
        <table:table-row table:style-name="ro3">
          <table:table-cell/>
          <table:table-cell table:style-name="ce4" office:value-type="float" office:value="16777216">
            <text:p>16777216</text:p>
          </table:table-cell>
          <table:table-cell table:style-name="ce20" office:value-type="float" office:value="0.072742">
            <text:p>0,072742</text:p>
          </table:table-cell>
          <table:table-cell table:style-name="ce15" office:value-type="float" office:value="0.043113">
            <text:p>0,043113</text:p>
          </table:table-cell>
          <table:table-cell table:style-name="ce34" office:value-type="float" office:value="0.157745">
            <text:p>0,157745</text:p>
          </table:table-cell>
          <table:table-cell/>
        </table:table-row>
        <table:table-row table:style-name="ro3">
          <table:table-cell/>
          <table:table-cell table:style-name="ce6" office:value-type="float" office:value="33554432">
            <text:p>33554432</text:p>
          </table:table-cell>
          <table:table-cell table:style-name="ce21" office:value-type="float" office:value="0.15057">
            <text:p>0,15057</text:p>
          </table:table-cell>
          <table:table-cell table:style-name="ce16" office:value-type="float" office:value="0.063498">
            <text:p>0,063498</text:p>
          </table:table-cell>
          <table:table-cell table:style-name="ce35" office:value-type="float" office:value="0.314937">
            <text:p>0,314937</text:p>
          </table:table-cell>
          <table:table-cell/>
        </table:table-row>
        <table:table-row table:style-name="ro3">
          <table:table-cell/>
          <table:table-cell table:style-name="ce7" office:value-type="float" office:value="67108864">
            <text:p>67108864</text:p>
          </table:table-cell>
          <table:table-cell table:style-name="ce22" office:value-type="float" office:value="0.14756">
            <text:p>0,14756</text:p>
          </table:table-cell>
          <table:table-cell table:style-name="ce28" office:value-type="float" office:value="0.060415">
            <text:p>0,060415</text:p>
          </table:table-cell>
          <table:table-cell table:style-name="ce36" office:value-type="float" office:value="0.303457">
            <text:p>0,303457</text:p>
          </table:table-cell>
          <table:table-cell/>
        </table:table-row>
        <table:table-row table:style-name="ro1" table:number-rows-repeated="10">
          <table:table-cell table:number-columns-repeated="6"/>
        </table:table-row>
        <table:table-row table:style-name="ro4">
          <table:table-cell/>
          <table:table-cell table:style-name="ce9" office:value-type="string">
            <text:p>Nº de Componentes</text:p>
          </table:table-cell>
          <table:table-cell table:style-name="ce9" office:value-type="string">
            <text:p>Tiempo secuencial vect. Globales</text:p>
            <text:p>1 thread/core</text:p>
            <text:p>Elapsed <text:s text:c="10"/>CPU-user <text:s text:c="8"/>CPU- sys</text:p>
          </table:table-cell>
          <table:table-cell table:style-name="ce30" office:value-type="string">
            <text:p><text:span text:style-name="T1">Tiempo paralelo/versión </text:span><text:span text:style-name="T2">for</text:span></text:p>
            <text:p>12 Threads/cores</text:p>
            <text:p>Elapsed <text:s text:c="10"/>CPU-user <text:s text:c="8"/>CPU- sys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float" office:value="65536">
            <text:p>65536</text:p>
          </table:table-cell>
          <table:table-cell table:style-name="ce23" office:value-type="string">
            <text:p><text:s/>0m0,026s <text:s text:c="5"/>0m0,002s <text:s text:c="5"/>0m0,003s</text:p>
          </table:table-cell>
          <table:table-cell table:style-name="ce23" office:value-type="string">
            <text:p><text:s/>0m0,023s <text:s text:c="8"/>0m0,002s <text:s text:c="7"/>0m0,005s</text:p>
          </table:table-cell>
          <table:table-cell table:number-columns-repeated="2"/>
        </table:table-row>
        <table:table-row table:style-name="ro5">
          <table:table-cell/>
          <table:table-cell table:style-name="ce11" office:value-type="float" office:value="131072">
            <text:p>131072</text:p>
          </table:table-cell>
          <table:table-cell table:style-name="ce24" office:value-type="string">
            <text:p><text:s/>0m0,009s <text:s text:c="5"/>0m0,003s <text:s text:c="5"/>0m0,006s</text:p>
          </table:table-cell>
          <table:table-cell table:style-name="ce24" office:value-type="string">
            <text:p><text:s/>0m0,011s <text:s text:c="8"/>0m0,003s <text:s text:c="7"/>0m0,007s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float" office:value="262144">
            <text:p>262144</text:p>
          </table:table-cell>
          <table:table-cell table:style-name="ce23" office:value-type="string">
            <text:p><text:s/>0m0,016s <text:s text:c="5"/>0m0,007s <text:s text:c="5"/>0m0,008s</text:p>
          </table:table-cell>
          <table:table-cell table:style-name="ce23" office:value-type="string">
            <text:p><text:s/>0m0,018s <text:s text:c="8"/>0m0,008s <text:s text:c="7"/>0m0,008s</text:p>
          </table:table-cell>
          <table:table-cell table:number-columns-repeated="2"/>
        </table:table-row>
        <table:table-row table:style-name="ro5">
          <table:table-cell/>
          <table:table-cell table:style-name="ce11" office:value-type="float" office:value="524288">
            <text:p>524288</text:p>
          </table:table-cell>
          <table:table-cell table:style-name="ce24" office:value-type="string">
            <text:p><text:s/>0m0,029s <text:s text:c="5"/>0m0,013s <text:s text:c="5"/>0m0,015s</text:p>
          </table:table-cell>
          <table:table-cell table:style-name="ce24" office:value-type="string">
            <text:p><text:s/>0m0,031s <text:s text:c="8"/>0m0,013s <text:s text:c="7"/>0m0,017s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float" office:value="1048576">
            <text:p>1048576</text:p>
          </table:table-cell>
          <table:table-cell table:style-name="ce23" office:value-type="string">
            <text:p><text:s/>0m0,055s <text:s text:c="5"/>0m0,028s <text:s text:c="5"/>0m0,027s</text:p>
          </table:table-cell>
          <table:table-cell table:style-name="ce23" office:value-type="string">
            <text:p><text:s/>0m0,059s <text:s text:c="8"/>0m0,027s <text:s text:c="7"/>0m0,030s</text:p>
          </table:table-cell>
          <table:table-cell table:number-columns-repeated="2"/>
        </table:table-row>
        <table:table-row table:style-name="ro5">
          <table:table-cell/>
          <table:table-cell table:style-name="ce11" office:value-type="float" office:value="2097152">
            <text:p>2097152</text:p>
          </table:table-cell>
          <table:table-cell table:style-name="ce24" office:value-type="string">
            <text:p><text:s/>0m0,108s <text:s text:c="5"/>0m0,054s <text:s text:c="5"/>0m0,054s</text:p>
          </table:table-cell>
          <table:table-cell table:style-name="ce24" office:value-type="string">
            <text:p><text:s/>0m0,114s <text:s text:c="8"/>0m0,057s <text:s text:c="7"/>0m0,055s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float" office:value="4194304">
            <text:p>4194304</text:p>
          </table:table-cell>
          <table:table-cell table:style-name="ce23" office:value-type="string">
            <text:p><text:s/>0m0,213s <text:s text:c="5"/>0m0,105s <text:s text:c="5"/>0m0,107s</text:p>
          </table:table-cell>
          <table:table-cell table:style-name="ce23" office:value-type="string">
            <text:p><text:s/>0m0,225s <text:s text:c="8"/>0m0,126s <text:s text:c="7"/>0m0,097s</text:p>
          </table:table-cell>
          <table:table-cell table:number-columns-repeated="2"/>
        </table:table-row>
        <table:table-row table:style-name="ro5">
          <table:table-cell/>
          <table:table-cell table:style-name="ce11" office:value-type="float" office:value="8388608">
            <text:p>8388608</text:p>
          </table:table-cell>
          <table:table-cell table:style-name="ce24" office:value-type="string">
            <text:p><text:s/>0m0,422s <text:s text:c="5"/>0m0,221s <text:s text:c="5"/>0m0,198s</text:p>
          </table:table-cell>
          <table:table-cell table:style-name="ce24" office:value-type="string">
            <text:p><text:s/>0m0,452s <text:s text:c="8"/>0m0,243s <text:s text:c="7"/>0m0,205s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float" office:value="16777216">
            <text:p>16777216</text:p>
          </table:table-cell>
          <table:table-cell table:style-name="ce23" office:value-type="string">
            <text:p><text:s/>0m0,919s <text:s text:c="5"/>0m0,459s <text:s text:c="5"/>0m0,388s</text:p>
          </table:table-cell>
          <table:table-cell table:style-name="ce23" office:value-type="string">
            <text:p><text:s/>0m0,885s <text:s text:c="8"/>0m0,443s <text:s text:c="7"/>0m0,437s</text:p>
          </table:table-cell>
          <table:table-cell table:number-columns-repeated="2"/>
        </table:table-row>
        <table:table-row table:style-name="ro5">
          <table:table-cell/>
          <table:table-cell table:style-name="ce11" office:value-type="float" office:value="33554432">
            <text:p>33554432</text:p>
          </table:table-cell>
          <table:table-cell table:style-name="ce24" office:value-type="string">
            <text:p><text:s/>0m1,866s <text:s text:c="5"/>0m0,890s <text:s text:c="5"/>0m0,797s</text:p>
          </table:table-cell>
          <table:table-cell table:style-name="ce24" office:value-type="string">
            <text:p><text:s/>0m1,750s <text:s text:c="8"/>0m0,914s <text:s text:c="7"/>0m0,829s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float" office:value="67108864">
            <text:p>67108864</text:p>
          </table:table-cell>
          <table:table-cell table:style-name="ce25" office:value-type="string">
            <text:p><text:s/>0m1,674s <text:s text:c="5"/>0m0,843s <text:s text:c="5"/>0m0,802s</text:p>
          </table:table-cell>
          <table:table-cell table:style-name="ce25" office:value-type="string">
            <text:p><text:s/>0m1,744s <text:s text:c="8"/>0m0,937s <text:s text:c="7"/>0m0,798s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20/03/2018</text:date>, <text:time>01:2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8-03-19T17:46:01</meta:creation-date>
    <dc:date>2018-03-20T01:22:17</dc:date>
    <dc:creator>Alejandro </dc:creator>
    <meta:editing-duration>PT2H33M46S</meta:editing-duration>
    <meta:editing-cycles>15</meta:editing-cycles>
    <meta:generator>OpenOffice/4.1.5$Unix OpenOffice.org_project/415m1$Build-9789</meta:generator>
    <meta:document-statistic meta:table-count="3" meta:cell-count="1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1cm" xlink:href=".." xlink:type="simple" chart:class="chart:scatter" chart:column-mapping="0 1 2" chart:style-name="ch1">
        <chart:title svg:x="6.792cm" svg:y="0.314cm" chart:style-name="ch2">
          <text:p>PC LOCAL</text:p>
        </chart:title>
        <chart:legend chart:legend-position="end" svg:x="10.144cm" svg:y="3.102cm" style:legend-expansion="high" chart:style-name="ch3"/>
        <chart:plot-area chart:style-name="ch4" table:cell-range-address="Hoja1.B22:Hoja1.E35" chart:data-source-has-labels="both" svg:x="1.319cm" svg:y="1.644cm" svg:width="8.185cm" svg:height="6.199cm">
          <chartooo:coordinate-region svg:x="2.642cm" svg:y="1.843cm" svg:width="5.977cm" svg:height="5.353cm"/>
          <chart:axis chart:dimension="x" chart:name="primary-x" chart:style-name="ch5" chartooo:axis-type="auto">
            <chart:title svg:x="4.143cm" svg:y="8.022cm" chart:style-name="ch6">
              <text:p>Nº Componentes</text:p>
            </chart:title>
            <chart:categories table:cell-range-address="Hoja1.B23:Hoja1.B35"/>
          </chart:axis>
          <chart:axis chart:dimension="y" chart:name="primary-y" chart:style-name="ch5">
            <chart:title svg:x="0.451cm" svg:y="5.326cm" chart:style-name="ch7">
              <text:p>Tiempo</text:p>
            </chart:title>
            <chart:grid chart:style-name="ch8" chart:class="major"/>
          </chart:axis>
          <chart:series chart:style-name="ch9" chart:values-cell-range-address="Hoja1.C23:Hoja1.C35" chart:label-cell-address="Hoja1.C22:Hoja1.C22" chart:class="chart:scatter">
            <chart:domain table:cell-range-address="Hoja1.B23:Hoja1.B35"/>
            <chart:data-point chart:repeated="13"/>
          </chart:series>
          <chart:series chart:style-name="ch10" chart:values-cell-range-address="Hoja1.D23:Hoja1.D35" chart:label-cell-address="Hoja1.D22:Hoja1.D22" chart:class="chart:scatter">
            <chart:data-point chart:repeated="13"/>
          </chart:series>
          <chart:series chart:style-name="ch11" chart:values-cell-range-address="Hoja1.E23:Hoja1.E35" chart:label-cell-address="Hoja1.E22:Hoja1.E2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. secuencial vect. Globales
1 thread/core</text:p>
                <draw:g>
                  <svg:desc>Hoja1.C22:Hoja1.C22</svg:desc>
                </draw:g>
              </table:table-cell>
              <table:table-cell office:value-type="string">
                <text:p>T. paralelo (versión for)
2 threads/cores</text:p>
                <draw:g>
                  <svg:desc>Hoja1.D22:Hoja1.D22</svg:desc>
                </draw:g>
              </table:table-cell>
              <table:table-cell office:value-type="string">
                <text:p>T. paralelo (versión sections)
2 threads/cores</text:p>
                <draw:g>
                  <svg:desc>Hoja1.E22:Hoja1.E22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Hoja1.B23:Hoja1.B35</svg:desc>
                </draw:g>
              </table:table-cell>
              <table:table-cell office:value-type="float" office:value="16384">
                <text:p>16384</text:p>
                <draw:g>
                  <svg:desc>Hoja1.B23:Hoja1.B35</svg:desc>
                </draw:g>
              </table:table-cell>
              <table:table-cell office:value-type="float" office:value="0.000142">
                <text:p>0.000142</text:p>
                <draw:g>
                  <svg:desc>Hoja1.C23:Hoja1.C35</svg:desc>
                </draw:g>
              </table:table-cell>
              <table:table-cell office:value-type="float" office:value="0.000103">
                <text:p>0.000103</text:p>
                <draw:g>
                  <svg:desc>Hoja1.D23:Hoja1.D35</svg:desc>
                </draw:g>
              </table:table-cell>
              <table:table-cell office:value-type="float" office:value="0.000193">
                <text:p>0.000193</text:p>
                <draw:g>
                  <svg:desc>Hoja1.E23:Hoja1.E35</svg:desc>
                </draw:g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2768">
                <text:p>32768</text:p>
              </table:table-cell>
              <table:table-cell office:value-type="float" office:value="0.000252">
                <text:p>0.000252</text:p>
              </table:table-cell>
              <table:table-cell office:value-type="float" office:value="0.000155">
                <text:p>0.000155</text:p>
              </table:table-cell>
              <table:table-cell office:value-type="float" office:value="0.000427">
                <text:p>0.00042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5536">
                <text:p>65536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271">
                <text:p>0.000271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31072">
                <text:p>131072</text:p>
              </table:table-cell>
              <table:table-cell office:value-type="float" office:value="0.000729">
                <text:p>0.000729</text:p>
              </table:table-cell>
              <table:table-cell office:value-type="float" office:value="0.000458">
                <text:p>0.000458</text:p>
              </table:table-cell>
              <table:table-cell office:value-type="float" office:value="0.001542">
                <text:p>0.00154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62144">
                <text:p>262144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081">
                <text:p>0.001081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4288">
                <text:p>524288</text:p>
              </table:table-cell>
              <table:table-cell office:value-type="float" office:value="0.002486">
                <text:p>0.002486</text:p>
              </table:table-cell>
              <table:table-cell office:value-type="float" office:value="0.001683">
                <text:p>0.001683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048576">
                <text:p>1048576</text:p>
              </table:table-cell>
              <table:table-cell office:value-type="float" office:value="0.00461">
                <text:p>0.00461</text:p>
              </table:table-cell>
              <table:table-cell office:value-type="float" office:value="0.003057">
                <text:p>0.003057</text:p>
              </table:table-cell>
              <table:table-cell office:value-type="float" office:value="0.011567">
                <text:p>0.01156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097152">
                <text:p>2097152</text:p>
              </table:table-cell>
              <table:table-cell office:value-type="float" office:value="0.008394">
                <text:p>0.008394</text:p>
              </table:table-cell>
              <table:table-cell office:value-type="float" office:value="0.006182">
                <text:p>0.006182</text:p>
              </table:table-cell>
              <table:table-cell office:value-type="float" office:value="0.024186">
                <text:p>0.02418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194304">
                <text:p>4194304</text:p>
              </table:table-cell>
              <table:table-cell office:value-type="float" office:value="0.020582">
                <text:p>0.020582</text:p>
              </table:table-cell>
              <table:table-cell office:value-type="float" office:value="0.01308">
                <text:p>0.01308</text:p>
              </table:table-cell>
              <table:table-cell office:value-type="float" office:value="0.041935">
                <text:p>0.0419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8388608">
                <text:p>8388608</text:p>
              </table:table-cell>
              <table:table-cell office:value-type="float" office:value="0.033785">
                <text:p>0.033785</text:p>
              </table:table-cell>
              <table:table-cell office:value-type="float" office:value="0.025108">
                <text:p>0.025108</text:p>
              </table:table-cell>
              <table:table-cell office:value-type="float" office:value="0.081782">
                <text:p>0.08178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6777216">
                <text:p>16777216</text:p>
              </table:table-cell>
              <table:table-cell office:value-type="float" office:value="0.072742">
                <text:p>0.072742</text:p>
              </table:table-cell>
              <table:table-cell office:value-type="float" office:value="0.043113">
                <text:p>0.043113</text:p>
              </table:table-cell>
              <table:table-cell office:value-type="float" office:value="0.157745">
                <text:p>0.15774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3554432">
                <text:p>33554432</text:p>
              </table:table-cell>
              <table:table-cell office:value-type="float" office:value="0.15057">
                <text:p>0.15057</text:p>
              </table:table-cell>
              <table:table-cell office:value-type="float" office:value="0.063498">
                <text:p>0.063498</text:p>
              </table:table-cell>
              <table:table-cell office:value-type="float" office:value="0.314937">
                <text:p>0.314937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67108864">
                <text:p>67108864</text:p>
              </table:table-cell>
              <table:table-cell office:value-type="float" office:value="0.14756">
                <text:p>0.14756</text:p>
              </table:table-cell>
              <table:table-cell office:value-type="float" office:value="0.060415">
                <text:p>0.060415</text:p>
              </table:table-cell>
              <table:table-cell office:value-type="float" office:value="0.303457">
                <text:p>0.303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8.991cm" xlink:href=".." xlink:type="simple" chart:class="chart:scatter" chart:column-mapping="0 1 2" chart:style-name="ch1">
        <chart:title svg:x="6.891cm" svg:y="0.314cm" chart:style-name="ch2">
          <text:p>ATCGRID</text:p>
        </chart:title>
        <chart:legend chart:legend-position="end" svg:x="10.145cm" svg:y="3.102cm" style:legend-expansion="high" chart:style-name="ch3"/>
        <chart:plot-area chart:style-name="ch4" table:cell-range-address="Hoja1.B3:Hoja1.E16" chart:data-source-has-labels="both" svg:x="1.319cm" svg:y="1.644cm" svg:width="8.186cm" svg:height="6.199cm">
          <chartooo:coordinate-region svg:x="2.84cm" svg:y="1.843cm" svg:width="5.78cm" svg:height="5.353cm"/>
          <chart:axis chart:dimension="x" chart:name="primary-x" chart:style-name="ch5" chartooo:axis-type="auto">
            <chart:title svg:x="4.144cm" svg:y="8.022cm" chart:style-name="ch6">
              <text:p>Nº Componentes</text:p>
            </chart:title>
            <chart:categories table:cell-range-address="Hoja1.B4:Hoja1.B16"/>
          </chart:axis>
          <chart:axis chart:dimension="y" chart:name="primary-y" chart:style-name="ch5">
            <chart:title svg:x="0.451cm" svg:y="5.326cm" chart:style-name="ch7">
              <text:p>Tiempo</text:p>
            </chart:title>
            <chart:grid chart:style-name="ch8" chart:class="major"/>
          </chart:axis>
          <chart:series chart:style-name="ch9" chart:values-cell-range-address="Hoja1.C4:Hoja1.C16" chart:label-cell-address="Hoja1.C3:Hoja1.C3" chart:class="chart:scatter">
            <chart:domain table:cell-range-address="Hoja1.B4:Hoja1.B16"/>
            <chart:data-point chart:repeated="13"/>
          </chart:series>
          <chart:series chart:style-name="ch10" chart:values-cell-range-address="Hoja1.D4:Hoja1.D16" chart:label-cell-address="Hoja1.D3:Hoja1.D3" chart:class="chart:scatter">
            <chart:data-point chart:repeated="13"/>
          </chart:series>
          <chart:series chart:style-name="ch11" chart:values-cell-range-address="Hoja1.E4:Hoja1.E16" chart:label-cell-address="Hoja1.E3:Hoja1.E3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. secuencial vect. Globales
1 thread/core</text:p>
                <draw:g>
                  <svg:desc>Hoja1.C3:Hoja1.C3</svg:desc>
                </draw:g>
              </table:table-cell>
              <table:table-cell office:value-type="string">
                <text:p>T. paralelo (versión for)
12 threads/cores</text:p>
                <draw:g>
                  <svg:desc>Hoja1.D3:Hoja1.D3</svg:desc>
                </draw:g>
              </table:table-cell>
              <table:table-cell office:value-type="string">
                <text:p>T. paralelo (versión sections)
12 threads/cores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Hoja1.B4:Hoja1.B16</svg:desc>
                </draw:g>
              </table:table-cell>
              <table:table-cell office:value-type="float" office:value="16384">
                <text:p>16384</text:p>
                <draw:g>
                  <svg:desc>Hoja1.B4:Hoja1.B16</svg:desc>
                </draw:g>
              </table:table-cell>
              <table:table-cell office:value-type="float" office:value="0.000082145">
                <text:p>0.000082145</text:p>
                <draw:g>
                  <svg:desc>Hoja1.C4:Hoja1.C16</svg:desc>
                </draw:g>
              </table:table-cell>
              <table:table-cell office:value-type="float" office:value="0.003852291">
                <text:p>0.003852291</text:p>
                <draw:g>
                  <svg:desc>Hoja1.D4:Hoja1.D16</svg:desc>
                </draw:g>
              </table:table-cell>
              <table:table-cell office:value-type="float" office:value="0.000427592">
                <text:p>0.000427592</text:p>
                <draw:g>
                  <svg:desc>Hoja1.E4:Hoja1.E16</svg:desc>
                </draw:g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2768">
                <text:p>32768</text:p>
              </table:table-cell>
              <table:table-cell office:value-type="float" office:value="0.000216143">
                <text:p>0.000216143</text:p>
              </table:table-cell>
              <table:table-cell office:value-type="float" office:value="0.004282184">
                <text:p>0.004282184</text:p>
              </table:table-cell>
              <table:table-cell office:value-type="float" office:value="0.000678245">
                <text:p>0.00067824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5536">
                <text:p>65536</text:p>
              </table:table-cell>
              <table:table-cell office:value-type="float" office:value="0.000343706">
                <text:p>0.000343706</text:p>
              </table:table-cell>
              <table:table-cell office:value-type="float" office:value="0.004484751">
                <text:p>0.004484751</text:p>
              </table:table-cell>
              <table:table-cell office:value-type="float" office:value="0.002656266">
                <text:p>0.00265626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31072">
                <text:p>131072</text:p>
              </table:table-cell>
              <table:table-cell office:value-type="float" office:value="0.000837749">
                <text:p>0.000837749</text:p>
              </table:table-cell>
              <table:table-cell office:value-type="float" office:value="0.004447266">
                <text:p>0.004447266</text:p>
              </table:table-cell>
              <table:table-cell office:value-type="float" office:value="0.002799995">
                <text:p>0.00279999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62144">
                <text:p>262144</text:p>
              </table:table-cell>
              <table:table-cell office:value-type="float" office:value="0.001681404">
                <text:p>0.001681404</text:p>
              </table:table-cell>
              <table:table-cell office:value-type="float" office:value="0.006425226">
                <text:p>0.006425226</text:p>
              </table:table-cell>
              <table:table-cell office:value-type="float" office:value="0.004147946">
                <text:p>0.00414794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524288">
                <text:p>524288</text:p>
              </table:table-cell>
              <table:table-cell office:value-type="float" office:value="0.002668151">
                <text:p>0.002668151</text:p>
              </table:table-cell>
              <table:table-cell office:value-type="float" office:value="0.004745692">
                <text:p>0.004745692</text:p>
              </table:table-cell>
              <table:table-cell office:value-type="float" office:value="0.008422083">
                <text:p>0.00842208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048576">
                <text:p>1048576</text:p>
              </table:table-cell>
              <table:table-cell office:value-type="float" office:value="0.005886096">
                <text:p>0.005886096</text:p>
              </table:table-cell>
              <table:table-cell office:value-type="float" office:value="0.004992273">
                <text:p>0.004992273</text:p>
              </table:table-cell>
              <table:table-cell office:value-type="float" office:value="0.012987511">
                <text:p>0.01298751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097152">
                <text:p>2097152</text:p>
              </table:table-cell>
              <table:table-cell office:value-type="float" office:value="0.011046379">
                <text:p>0.011046379</text:p>
              </table:table-cell>
              <table:table-cell office:value-type="float" office:value="0.006277094">
                <text:p>0.006277094</text:p>
              </table:table-cell>
              <table:table-cell office:value-type="float" office:value="0.031282829">
                <text:p>0.03128282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194304">
                <text:p>4194304</text:p>
              </table:table-cell>
              <table:table-cell office:value-type="float" office:value="0.024098284">
                <text:p>0.024098284</text:p>
              </table:table-cell>
              <table:table-cell office:value-type="float" office:value="0.010185304">
                <text:p>0.010185304</text:p>
              </table:table-cell>
              <table:table-cell office:value-type="float" office:value="0.048830401">
                <text:p>0.04883040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8388608">
                <text:p>8388608</text:p>
              </table:table-cell>
              <table:table-cell office:value-type="float" office:value="0.046148912">
                <text:p>0.046148912</text:p>
              </table:table-cell>
              <table:table-cell office:value-type="float" office:value="0.013386141">
                <text:p>0.013386141</text:p>
              </table:table-cell>
              <table:table-cell office:value-type="float" office:value="0.094306388">
                <text:p>0.09430638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6777216">
                <text:p>16777216</text:p>
              </table:table-cell>
              <table:table-cell office:value-type="float" office:value="0.087200568">
                <text:p>0.087200568</text:p>
              </table:table-cell>
              <table:table-cell office:value-type="float" office:value="0.021371388">
                <text:p>0.021371388</text:p>
              </table:table-cell>
              <table:table-cell office:value-type="float" office:value="0.169097663">
                <text:p>0.169097663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33554432">
                <text:p>33554432</text:p>
              </table:table-cell>
              <table:table-cell office:value-type="float" office:value="0.172027762">
                <text:p>0.172027762</text:p>
              </table:table-cell>
              <table:table-cell office:value-type="float" office:value="0.044158599">
                <text:p>0.044158599</text:p>
              </table:table-cell>
              <table:table-cell office:value-type="float" office:value="0.380108895">
                <text:p>0.380108895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67108864">
                <text:p>67108864</text:p>
              </table:table-cell>
              <table:table-cell office:value-type="float" office:value="0.175857023">
                <text:p>0.175857023</text:p>
              </table:table-cell>
              <table:table-cell office:value-type="float" office:value="0.04409893">
                <text:p>0.04409893</text:p>
              </table:table-cell>
              <table:table-cell office:value-type="float" office:value="0.370404025">
                <text:p>0.370404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